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6d0" officeooo:paragraph-rsid="00052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me title test</text:h>
      <text:p text:style-name="P1"/>
      <text:p text:style-name="P1">abdc</text:p>
      <text:p text:style-name="P1"/>
      <text:p text:style-name="P1"/>
      <text:p text:style-name="P1">evv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4:19:02.244891220</meta:creation-date>
    <dc:date>2025-06-21T14:19:23.027584415</dc:date>
    <meta:editing-duration>PT21S</meta:editing-duration>
    <meta:editing-cycles>1</meta:editing-cycles>
    <meta:document-statistic meta:table-count="0" meta:image-count="0" meta:object-count="0" meta:page-count="1" meta:paragraph-count="3" meta:word-count="5" meta:character-count="23" meta:non-whitespace-character-count="21"/>
    <meta:generator>LibreOffice/7.3.7.2$Linux_X86_64 LibreOffice_project/30$Build-2</meta:generator>
  </office:meta>
</office:document-meta>
</file>